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6d6d" draw:textarea-horizontal-align="justify" draw:textarea-vertical-align="middle" draw:auto-grow-height="false" fo:min-height="1.024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2.5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.8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1.7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2.8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11" style:family="graphic" style:parent-style-name="standard">
      <style:graphic-properties draw:fill="solid" draw:fill-color="#ff6d6d" draw:textarea-horizontal-align="justify" draw:textarea-vertical-align="middle" draw:auto-grow-height="false" fo:min-height="1.024cm" fo:min-width="1.268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3.4cm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1.1cm"/>
    </style:style>
    <style:style style:name="gr15" style:family="graphic" style:parent-style-name="standard">
      <style:graphic-properties draw:fill="solid" draw:fill-color="#5983b0" draw:textarea-horizontal-align="justify" draw:textarea-vertical-align="middle" draw:auto-grow-height="false" fo:min-height="1.2cm" fo:min-width="0.8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2.4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="solid" draw:fill-color="#5983b0" draw:textarea-horizontal-align="justify" draw:textarea-vertical-align="middle" draw:auto-grow-height="false" fo:min-height="1.2cm" fo:min-width="1.35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gr26" style:family="graphic" style:parent-style-name="standard">
      <style:graphic-properties draw:textarea-horizontal-align="justify" draw:textarea-vertical-align="middle" draw:auto-grow-height="false" fo:min-height="0.95cm" fo:min-width="1.4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28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29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30" style:family="graphic" style:parent-style-name="standard">
      <style:graphic-properties draw:fill="solid" draw:fill-color="#ff6d6d" draw:textarea-horizontal-align="justify" draw:textarea-vertical-align="middle" draw:auto-grow-height="false" fo:min-height="1.024cm" fo:min-width="2.258cm"/>
    </style:style>
    <style:style style:name="gr31" style:family="graphic" style:parent-style-name="standard">
      <style:graphic-properties draw:textarea-horizontal-align="justify" draw:textarea-vertical-align="middle" draw:auto-grow-height="false" fo:min-height="0.85cm" fo:min-width="4.1cm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3.7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3.2cm"/>
    </style:style>
    <style:style style:name="gr34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35" style:family="graphic" style:parent-style-name="standard">
      <style:graphic-properties draw:textarea-horizontal-align="justify" draw:textarea-vertical-align="middle" draw:auto-grow-height="false" fo:min-height="0.95cm" fo:min-width="3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/>
    </style:style>
    <style:style style:name="P3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solid" draw:fill-color="#5983b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P9" style:family="paragraph">
      <loext:graphic-properties draw:fill="none"/>
      <style:paragraph-properties fo:text-align="center"/>
      <style:text-properties style:text-position="-33% 58%"/>
    </style:style>
    <style:style style:name="P10" style:family="paragraph">
      <loext:graphic-properties draw:fill="none"/>
      <style:paragraph-properties fo:text-align="center"/>
      <style:text-properties style:text-position="0% 100%"/>
    </style:style>
    <style:style style:name="P11" style:family="paragraph">
      <style:paragraph-properties fo:text-align="center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4cm" svg:height="1.8cm" svg:x="18.8cm" svg:y="15.7cm">
          <text:p text:style-name="P1">Asse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cm" svg:height="1.1cm" svg:x="10.2cm" svg:y="13.6cm">
          <text:p text:style-name="P1">Soft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2.3cm" svg:height="1.2cm" svg:x="11.2cm" svg:y="11.4cm">
          <text:p text:style-name="P1">Cre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2.5cm" svg:height="1cm" svg:x="12.2cm" svg:y="15.6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4cm" svg:height="1.1cm" svg:x="21.1cm" svg:y="10.2cm">
          <text:p text:style-name="P1">Assetname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2cm" svg:height="1cm" svg:x="18.4cm" svg:y="19.8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2.4cm" svg:height="1.8cm" svg:x="35.6cm" svg:y="15.9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3.8cm" svg:height="1.2cm" svg:x="35cm" svg:y="10.6cm">
          <text:p text:style-name="P1">Passw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" draw:id="id10" draw:layer="layout" svg:width="2.3cm" svg:height="1.2cm" svg:x="41.5cm" svg:y="13.4cm">
          <text:p text:style-name="P1">Em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8" draw:id="id8" draw:layer="layout" svg:width="2.5cm" svg:height="1cm" svg:x="33.3cm" svg:y="13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2.2cm" svg:height="1.1cm" svg:x="40.5cm" svg:y="17.4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9" draw:text-style-name="P1" xml:id="id11" draw:id="id11" draw:layer="layout" svg:width="3.3cm" svg:height="1.1cm" svg:x="41.4cm" svg:y="15.5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1.9cm" svg:height="1cm" svg:x="39.9cm" svg:y="19.2cm">
          <text:p text:style-name="P1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7" draw:id="id17" draw:layer="layout" svg:width="2.5cm" svg:height="1.8cm" svg:x="25.9cm" svg:y="27.2cm">
          <text:p text:style-name="P1">Pro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1" draw:id="id21" draw:layer="layout" svg:width="3.5cm" svg:height="1.1cm" svg:x="27.8cm" svg:y="32.4cm">
          <text:p text:style-name="P1">Descri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0" draw:id="id20" draw:layer="layout" svg:width="2.3cm" svg:height="1.2cm" svg:x="23.2cm" svg:y="30.8cm">
          <text:p text:style-name="P1"><text:span text:style-name="T2">Own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8" draw:id="id18" draw:layer="layout" svg:width="2.5cm" svg:height="1cm" svg:x="21.4cm" svg:y="27.5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13" draw:text-style-name="P1" xml:id="id23" draw:id="id23" draw:layer="layout" svg:width="3.9cm" svg:height="1.1cm" svg:x="32cm" svg:y="27.2cm">
          <text:p text:style-name="P1">Project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22" draw:id="id22" draw:layer="layout" svg:width="1.6cm" svg:height="1.2cm" svg:x="32cm" svg:y="30.7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2.5cm" svg:height="1cm" svg:x="21.9cm" svg:y="29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5" draw:text-style-name="P6" xml:id="id14" draw:id="id14" draw:layer="layout" svg:width="2.6cm" svg:height="2.9cm" svg:x="20.6cm" svg:y="21.1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xml:id="id15" draw:id="id15" draw:layer="layout" svg:width="3cm" svg:height="1cm" svg:x="15.6cm" svg:y="22.2cm">
          <text:p text:style-name="P1"><text:span text:style-name="T3">ProjectID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6" draw:id="id16" draw:layer="layout" svg:width="2.9cm" svg:height="1.2cm" svg:x="16.7cm" svg:y="24cm">
          <text:p text:style-name="P1"><text:span text:style-name="T3">AssetID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19.151cm" svg:y1="17.237cm" svg:x2="19.4cm" svg:y2="19.8cm" draw:start-shape="id1" draw:start-glue-point="7" draw:end-shape="id2" draw:end-glue-point="0" svg:d="M19151 17237l249 2563" svg:viewBox="0 0 250 2564">
          <text:p/>
        </draw:connector>
        <draw:connector draw:style-name="gr18" draw:text-style-name="P7" draw:layer="layout" draw:type="line" svg:x1="18.8cm" svg:y1="16.6cm" svg:x2="14.7cm" svg:y2="16.1cm" draw:start-shape="id1" draw:start-glue-point="6" draw:end-shape="id3" draw:end-glue-point="1" svg:d="M18800 16600l-4100-500" svg:viewBox="0 0 4101 501">
          <text:p/>
        </draw:connector>
        <draw:connector draw:style-name="gr18" draw:text-style-name="P7" draw:layer="layout" draw:type="line" svg:x1="19.151cm" svg:y1="15.963cm" svg:x2="11.7cm" svg:y2="14.7cm" draw:start-shape="id1" draw:start-glue-point="5" draw:end-shape="id4" draw:end-glue-point="2" svg:d="M19151 15963l-7451-1263" svg:viewBox="0 0 7452 1264">
          <text:p/>
        </draw:connector>
        <draw:connector draw:style-name="gr18" draw:text-style-name="P7" draw:layer="layout" draw:type="line" svg:x1="19.151cm" svg:y1="15.963cm" svg:x2="12.35cm" svg:y2="12.6cm" draw:start-shape="id1" draw:start-glue-point="5" draw:end-shape="id5" draw:end-glue-point="2" svg:d="M19151 15963l-6801-3363" svg:viewBox="0 0 6802 3364">
          <text:p/>
        </draw:connector>
        <draw:connector draw:style-name="gr18" draw:text-style-name="P7" draw:layer="layout" draw:type="line" svg:x1="20.849cm" svg:y1="15.963cm" svg:x2="22.8cm" svg:y2="11.3cm" draw:start-shape="id1" draw:start-glue-point="11" draw:end-shape="id6" draw:end-glue-point="2" svg:d="M20849 15963l1951-4663" svg:viewBox="0 0 1952 4664">
          <text:p/>
        </draw:connector>
        <draw:connector draw:style-name="gr18" draw:text-style-name="P7" draw:layer="layout" draw:type="line" svg:x1="35.951cm" svg:y1="16.163cm" svg:x2="34.55cm" svg:y2="14cm" draw:start-shape="id7" draw:start-glue-point="5" draw:end-shape="id8" draw:end-glue-point="2" svg:d="M35951 16163l-1401-2163" svg:viewBox="0 0 1402 2164">
          <text:p/>
        </draw:connector>
        <draw:connector draw:style-name="gr18" draw:text-style-name="P7" draw:layer="layout" draw:type="line" svg:x1="36.8cm" svg:y1="15.9cm" svg:x2="36.9cm" svg:y2="11.8cm" draw:start-shape="id7" draw:start-glue-point="4" draw:end-shape="id9" draw:end-glue-point="2" svg:d="M36800 15900l100-4100" svg:viewBox="0 0 101 4101">
          <text:p/>
        </draw:connector>
        <draw:connector draw:style-name="gr18" draw:text-style-name="P7" draw:layer="layout" draw:type="line" svg:x1="37.649cm" svg:y1="16.163cm" svg:x2="41.5cm" svg:y2="14cm" draw:start-shape="id7" draw:start-glue-point="11" draw:end-shape="id10" draw:end-glue-point="3" svg:d="M37649 16163l3851-2163" svg:viewBox="0 0 3852 2164">
          <text:p/>
        </draw:connector>
        <draw:connector draw:style-name="gr18" draw:text-style-name="P7" draw:layer="layout" draw:type="line" svg:x1="37.649cm" svg:y1="16.163cm" svg:x2="41.4cm" svg:y2="16.05cm" draw:start-shape="id7" draw:start-glue-point="11" draw:end-shape="id11" draw:end-glue-point="3" svg:d="M37649 16163l3751-113" svg:viewBox="0 0 3752 114">
          <text:p/>
        </draw:connector>
        <draw:connector draw:style-name="gr18" draw:text-style-name="P7" draw:layer="layout" draw:type="line" svg:x1="38cm" svg:y1="16.8cm" svg:x2="40.5cm" svg:y2="17.95cm" draw:start-shape="id7" draw:start-glue-point="10" draw:end-shape="id12" draw:end-glue-point="3" svg:d="M38000 16800l2500 1150" svg:viewBox="0 0 2501 1151">
          <text:p/>
        </draw:connector>
        <draw:connector draw:style-name="gr18" draw:text-style-name="P7" draw:layer="layout" draw:type="line" svg:x1="37.649cm" svg:y1="17.437cm" svg:x2="40.85cm" svg:y2="19.2cm" draw:start-shape="id7" draw:start-glue-point="9" draw:end-shape="id13" draw:end-glue-point="0" svg:d="M37649 17437l3201 1763" svg:viewBox="0 0 3202 1764">
          <text:p/>
        </draw:connector>
        <draw:connector draw:style-name="gr18" draw:text-style-name="P7" draw:layer="layout" draw:type="line" svg:x1="20.6cm" svg:y1="22.55cm" svg:x2="18.6cm" svg:y2="22.7cm" draw:start-shape="id14" draw:start-glue-point="5" draw:end-shape="id15" draw:end-glue-point="1" svg:d="M20600 22550l-2000 150" svg:viewBox="0 0 2001 151">
          <text:p/>
        </draw:connector>
        <draw:connector draw:style-name="gr18" draw:text-style-name="P7" draw:layer="layout" draw:type="line" svg:x1="20.6cm" svg:y1="22.55cm" svg:x2="19.6cm" svg:y2="24.6cm" draw:start-shape="id14" draw:start-glue-point="5" draw:end-shape="id16" draw:end-glue-point="1" svg:d="M20600 22550l-1000 2050" svg:viewBox="0 0 1001 2051">
          <text:p/>
        </draw:connector>
        <draw:connector draw:style-name="gr18" draw:text-style-name="P7" draw:layer="layout" draw:type="line" svg:x1="25.9cm" svg:y1="28.1cm" svg:x2="23.9cm" svg:y2="28cm" draw:start-shape="id17" draw:start-glue-point="6" draw:end-shape="id18" draw:end-glue-point="1" svg:d="M25900 28100l-2000-100" svg:viewBox="0 0 2001 101">
          <text:p/>
        </draw:connector>
        <draw:connector draw:style-name="gr18" draw:text-style-name="P7" draw:layer="layout" draw:type="line" svg:x1="26.266cm" svg:y1="28.737cm" svg:x2="24.4cm" svg:y2="29.5cm" draw:start-shape="id17" draw:start-glue-point="7" draw:end-shape="id19" draw:end-glue-point="1" svg:d="M26266 28737l-1866 763" svg:viewBox="0 0 1867 764">
          <text:p/>
        </draw:connector>
        <draw:connector draw:style-name="gr18" draw:text-style-name="P7" draw:layer="layout" draw:type="line" svg:x1="27.15cm" svg:y1="29cm" svg:x2="24.35cm" svg:y2="30.8cm" draw:start-shape="id17" draw:start-glue-point="8" draw:end-shape="id20" draw:end-glue-point="0" svg:d="M27150 29000l-2800 1800" svg:viewBox="0 0 2801 1801">
          <text:p/>
        </draw:connector>
        <draw:connector draw:style-name="gr18" draw:text-style-name="P7" draw:layer="layout" draw:type="line" svg:x1="28.034cm" svg:y1="28.737cm" svg:x2="29.55cm" svg:y2="32.4cm" draw:start-shape="id17" draw:start-glue-point="9" draw:end-shape="id21" draw:end-glue-point="0" svg:d="M28034 28737l1516 3663" svg:viewBox="0 0 1517 3664">
          <text:p/>
        </draw:connector>
        <draw:connector draw:style-name="gr18" draw:text-style-name="P7" draw:layer="layout" draw:type="line" svg:x1="28.4cm" svg:y1="28.1cm" svg:x2="32cm" svg:y2="31.3cm" draw:start-shape="id17" draw:start-glue-point="10" draw:end-shape="id22" draw:end-glue-point="3" svg:d="M28400 28100l3600 3200" svg:viewBox="0 0 3601 3201">
          <text:p/>
        </draw:connector>
        <draw:connector draw:style-name="gr18" draw:text-style-name="P7" draw:layer="layout" draw:type="line" svg:x1="28.034cm" svg:y1="27.463cm" svg:x2="32cm" svg:y2="27.75cm" draw:start-shape="id17" draw:start-glue-point="11" draw:end-shape="id23" draw:end-glue-point="3" svg:d="M28034 27463l3966 287" svg:viewBox="0 0 3967 288">
          <text:p/>
        </draw:connector>
        <draw:custom-shape draw:style-name="gr15" draw:text-style-name="P6" xml:id="id24" draw:id="id24" draw:layer="layout" svg:width="2.6cm" svg:height="2.9cm" svg:x="33.6cm" svg:y="21.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xml:id="id25" draw:id="id25" draw:layer="layout" svg:width="3cm" svg:height="1cm" svg:x="38.2cm" svg:y="23cm">
          <text:p text:style-name="P1"><text:span text:style-name="T3">ProjectID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" draw:id="id26" draw:layer="layout" svg:width="2.9cm" svg:height="1.2cm" svg:x="37.5cm" svg:y="25.2cm">
          <text:p text:style-name="P1"><text:span text:style-name="T3">UserID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36.2cm" svg:y1="23.15cm" svg:x2="38.2cm" svg:y2="23.5cm" draw:start-shape="id24" draw:start-glue-point="7" draw:end-shape="id25" draw:end-glue-point="3" svg:d="M36200 23150l2000 350" svg:viewBox="0 0 2001 351">
          <text:p/>
        </draw:connector>
        <draw:connector draw:style-name="gr18" draw:text-style-name="P7" draw:layer="layout" draw:type="line" svg:x1="36.2cm" svg:y1="23.15cm" svg:x2="38.95cm" svg:y2="25.2cm" draw:start-shape="id24" draw:start-glue-point="7" draw:end-shape="id26" draw:end-glue-point="0" svg:d="M36200 23150l2750 2050" svg:viewBox="0 0 2751 2051">
          <text:p/>
        </draw:connector>
        <draw:connector draw:style-name="gr19" draw:text-style-name="P7" draw:layer="layout" draw:type="lines" draw:line-skew="-0.099cm" svg:x1="21.9cm" svg:y1="21.1cm" svg:x2="20cm" svg:y2="17.5cm" draw:start-shape="id14" draw:start-glue-point="4" draw:end-shape="id1" draw:end-glue-point="8" svg:d="M21900 21100v-600l-1900-2500v-500" svg:viewBox="0 0 1901 3601">
          <text:p text:style-name="P1"/>
          <text:p text:style-name="P1"/>
          <text:p text:style-name="P1">N</text:p>
        </draw:connector>
        <draw:connector draw:style-name="gr19" draw:text-style-name="P7" draw:layer="layout" draw:type="lines" svg:x1="21.9cm" svg:y1="24cm" svg:x2="26.266cm" svg:y2="27.463cm" draw:start-shape="id14" draw:start-glue-point="6" draw:end-shape="id17" draw:end-glue-point="5" svg:d="M21900 24000v502l4366 2197v764" svg:viewBox="0 0 4367 3464">
          <text:p text:style-name="P1"/>
          <text:p text:style-name="P1"/>
          <text:p text:style-name="P1">N</text:p>
        </draw:connector>
        <draw:connector draw:style-name="gr19" draw:text-style-name="P7" draw:layer="layout" draw:type="lines" svg:x1="34.9cm" svg:y1="24.6cm" svg:x2="27.15cm" svg:y2="27.2cm" draw:start-shape="id24" draw:start-glue-point="6" draw:end-shape="id17" draw:end-glue-point="4" svg:d="M34900 24600v502l-7750 1597v501" svg:viewBox="0 0 7751 2601">
          <text:p text:style-name="P1"/>
          <text:p text:style-name="P1"><text:tab/>N</text:p>
        </draw:connector>
        <draw:connector draw:style-name="gr19" draw:text-style-name="P7" draw:layer="layout" draw:type="lines" svg:x1="36.8cm" svg:y1="17.7cm" svg:x2="34.9cm" svg:y2="21.7cm" draw:start-shape="id7" draw:start-glue-point="8" draw:end-shape="id24" draw:end-glue-point="4" svg:d="M36800 17700v500l-1900 2999v501" svg:viewBox="0 0 1901 4001">
          <text:p text:style-name="P1"><text:tab/></text:p>
          <text:p text:style-name="P1"><text:tab/>N</text:p>
        </draw:connector>
        <draw:custom-shape draw:style-name="gr20" draw:text-style-name="P6" xml:id="id27" draw:id="id27" draw:layer="layout" svg:width="3.7cm" svg:height="2.9cm" svg:x="27.6cm" svg:y="18.5cm">
          <text:p text:style-name="P1">Mess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7" draw:layer="layout" draw:type="lines" svg:x1="29.45cm" svg:y1="18.5cm" svg:x2="35.6cm" svg:y2="16.8cm" draw:start-shape="id27" draw:start-glue-point="4" draw:end-shape="id7" draw:end-glue-point="6" svg:d="M29450 18500v-501l5649-1199h501" svg:viewBox="0 0 6151 1701">
          <text:p text:style-name="P1"/>
          <text:p text:style-name="P1">Sender</text:p>
        </draw:connector>
        <draw:custom-shape draw:style-name="gr21" draw:text-style-name="P8" xml:id="id28" draw:id="id28" draw:layer="layout" svg:width="4cm" svg:height="1cm" svg:x="22.8cm" svg:y="17.5cm">
          <text:p text:style-name="P1"><text:span text:style-name="T4">Message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draw:type="line" svg:x1="27.6cm" svg:y1="19.95cm" svg:x2="24.8cm" svg:y2="18.5cm" draw:end-shape="id28" draw:end-glue-point="2" svg:d="M27600 19950l-2800-1450" svg:viewBox="0 0 2801 1451">
          <text:p/>
        </draw:connector>
        <draw:connector draw:style-name="gr19" draw:text-style-name="P7" draw:layer="layout" draw:type="lines" svg:x1="31.3cm" svg:y1="19.95cm" svg:x2="35.951cm" svg:y2="17.437cm" draw:start-shape="id27" draw:start-glue-point="7" draw:end-shape="id7" draw:end-glue-point="7" svg:d="M31300 19950h502l4149-1750v-763" svg:viewBox="0 0 4652 2514">
          <text:p text:style-name="P1"/>
          <text:p text:style-name="P1"/>
          <text:p text:style-name="P1"/>
          <text:p text:style-name="P1"/>
          <text:p text:style-name="P1"/>
          <text:p text:style-name="P1">Receiver</text:p>
        </draw:connector>
        <draw:custom-shape draw:style-name="gr4" draw:text-style-name="P8" xml:id="id29" draw:id="id29" draw:layer="layout" svg:width="2.5cm" svg:height="1cm" svg:x="23.8cm" svg:y="20.1cm">
          <text:p text:style-name="P1"><text:span text:style-name="T4">Type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xml:id="id30" draw:id="id30" draw:layer="layout" svg:width="3.6cm" svg:height="1cm" svg:x="29.4cm" svg:y="22.7cm">
          <text:p text:style-name="P1"><text:span text:style-name="T4">Sended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draw:type="line" svg:x1="27.6cm" svg:y1="19.95cm" svg:x2="26.3cm" svg:y2="20.6cm" draw:end-shape="id29" draw:end-glue-point="1" svg:d="M27600 19950l-1300 650" svg:viewBox="0 0 1301 651">
          <text:p/>
        </draw:connector>
        <draw:connector draw:style-name="gr18" draw:text-style-name="P7" draw:layer="layout" draw:type="line" svg:x1="29.45cm" svg:y1="21.4cm" svg:x2="31.2cm" svg:y2="22.7cm" draw:start-shape="id27" draw:start-glue-point="6" draw:end-shape="id30" draw:end-glue-point="0" svg:d="M29450 21400l1750 1300" svg:viewBox="0 0 1751 1301">
          <text:p/>
        </draw:connector>
        <draw:custom-shape draw:style-name="gr4" draw:text-style-name="P8" xml:id="id32" draw:id="id32" draw:layer="layout" svg:width="2.5cm" svg:height="1cm" svg:x="25.1cm" svg:y="9.2cm">
          <text:p text:style-name="P1"><text:span text:style-name="T4">S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draw:type="line" svg:x1="28.5cm" svg:y1="14cm" svg:x2="26.35cm" svg:y2="10.2cm" draw:start-shape="id31" draw:start-glue-point="4" draw:end-shape="id32" draw:end-glue-point="2" svg:d="M28500 14000l-2150-3800" svg:viewBox="0 0 2151 3801">
          <text:p/>
        </draw:connector>
        <draw:custom-shape draw:style-name="gr16" draw:text-style-name="P8" xml:id="id33" draw:id="id33" draw:layer="layout" svg:width="3cm" svg:height="1cm" svg:x="31.3cm" svg:y="8.5cm">
          <text:p text:style-name="P1"><text:span text:style-name="T4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draw:type="line" svg:x1="28.5cm" svg:y1="14cm" svg:x2="32.8cm" svg:y2="9.5cm" draw:start-shape="id31" draw:start-glue-point="4" draw:end-shape="id33" draw:end-glue-point="2" svg:d="M28500 14000l4300-4500" svg:viewBox="0 0 4301 4501">
          <text:p/>
        </draw:connector>
        <draw:custom-shape draw:style-name="gr15" draw:text-style-name="P6" xml:id="id31" draw:id="id31" draw:layer="layout" svg:width="2.6cm" svg:height="2.9cm" svg:x="27.2cm" svg:y="14cm">
          <text:p text:style-name="P1">ra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3" xml:id="id34" draw:id="id34" draw:layer="layout" svg:width="3.1cm" svg:height="1cm" svg:x="26.6cm" svg:y="6.5cm">
          <text:p text:style-name="P1"><text:span text:style-name="T3">Revi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35" draw:id="id35" draw:layer="layout" svg:width="2.4cm" svg:height="1cm" svg:x="30.2cm" svg:y="6.4cm">
          <text:p text:style-name="P1"><text:span text:style-name="T3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8.5cm" svg:y1="14cm" svg:x2="28.15cm" svg:y2="7.5cm" draw:start-shape="id31" draw:start-glue-point="4" draw:end-shape="id34" draw:end-glue-point="2" svg:d="M28500 14000l-350-6500" svg:viewBox="0 0 351 6501">
          <text:p/>
        </draw:connector>
        <draw:connector draw:style-name="gr18" draw:text-style-name="P9" draw:layer="layout" draw:type="line" svg:x1="28.5cm" svg:y1="14cm" svg:x2="31.4cm" svg:y2="7.4cm" draw:start-shape="id31" draw:start-glue-point="4" draw:end-shape="id35" draw:end-glue-point="2" svg:d="M28500 14000l2900-6600" svg:viewBox="0 0 2901 6601">
          <text:p/>
        </draw:connector>
        <draw:connector draw:style-name="gr19" draw:text-style-name="P9" draw:layer="layout" draw:type="lines" svg:x1="29.8cm" svg:y1="15.45cm" svg:x2="35.6cm" svg:y2="16.8cm" draw:start-shape="id31" draw:start-glue-point="7" draw:end-shape="id7" draw:end-glue-point="6" svg:d="M29800 15450h502l4797 1350h501" svg:viewBox="0 0 5801 1351">
          <text:p text:style-name="P1"><text:span text:style-name="T5"/></text:p>
          <text:p text:style-name="P1"><text:span text:style-name="T6">1</text:span></text:p>
        </draw:connector>
        <draw:connector draw:style-name="gr19" draw:text-style-name="P10" draw:layer="layout" draw:type="lines" svg:x1="21.2cm" svg:y1="16.6cm" svg:x2="27.2cm" svg:y2="15.45cm" draw:start-shape="id1" draw:start-glue-point="10" draw:end-shape="id31" draw:end-glue-point="5" svg:d="M21200 16600h501l4998-1150h501" svg:viewBox="0 0 6001 1151">
          <text:p text:style-name="P1"><text:span text:style-name="T6"/></text:p>
          <text:p text:style-name="P1"><text:span text:style-name="T6"/></text:p>
          <text:p text:style-name="P1"><text:span text:style-name="T6">N</text:span></text:p>
        </draw:connector>
        <draw:custom-shape draw:style-name="gr25" draw:text-style-name="P1" xml:id="id36" draw:id="id36" draw:layer="layout" svg:width="1.7cm" svg:height="1cm" svg:x="12.3cm" svg:y="17.6cm">
          <text:p text:style-name="P1">Tag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18.8cm" svg:y1="16.6cm" svg:x2="14cm" svg:y2="18.1cm" draw:start-shape="id1" draw:start-glue-point="6" draw:end-shape="id36" draw:end-glue-point="1" svg:d="M18800 16600l-4800 1500" svg:viewBox="0 0 4801 1501">
          <text:p/>
        </draw:connector>
        <draw:custom-shape draw:style-name="gr25" draw:text-style-name="P1" xml:id="id37" draw:id="id37" draw:layer="layout" svg:width="1.7cm" svg:height="1cm" svg:x="25.7cm" svg:y="32.4cm">
          <text:p text:style-name="P1">Tags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27.15cm" svg:y1="29cm" svg:x2="26.55cm" svg:y2="32.4cm" draw:start-shape="id17" draw:start-glue-point="8" draw:end-shape="id37" draw:end-glue-point="0" svg:d="M27150 29000l-600 3400" svg:viewBox="0 0 601 3401">
          <text:p/>
        </draw:connector>
        <draw:custom-shape draw:style-name="gr26" draw:text-style-name="P11" xml:id="id38" draw:id="id38" draw:layer="layout" svg:width="1.9cm" svg:height="1.2cm" svg:x="25.2cm" svg:y="22.5cm">
          <text:p text:style-name="P11"><text:span text:style-name="T7">ID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29.45cm" svg:y1="21.4cm" svg:x2="26.15cm" svg:y2="22.5cm" draw:start-shape="id27" draw:start-glue-point="6" draw:end-shape="id38" draw:end-glue-point="0" svg:d="M29450 21400l-3300 1100" svg:viewBox="0 0 3301 1101">
          <text:p/>
        </draw:connector>
        <draw:custom-shape draw:style-name="gr27" draw:text-style-name="P1" xml:id="id48" draw:id="id48" draw:layer="layout" svg:width="2.6cm" svg:height="1.1cm" svg:x="11.3cm" svg:y="9.2cm">
          <text:p text:style-name="P1">No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xml:id="id51" draw:id="id51" draw:layer="layout" svg:width="2.4cm" svg:height="1.2cm" svg:x="22.6cm" svg:y="13.6cm">
          <text:p text:style-name="P1">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9" draw:id="id49" draw:layer="layout" svg:width="3.4cm" svg:height="1.1cm" svg:x="13.8cm" svg:y="7.8cm">
          <text:p text:style-name="P1">PegiR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xml:id="id50" draw:id="id50" draw:layer="layout" svg:width="3.4cm" svg:height="1.3cm" svg:x="18cm" svg:y="8.1cm">
          <text:p text:style-name="P1">AssetPa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xml:id="id40" draw:id="id40" draw:layer="layout" svg:width="3.9cm" svg:height="1.8cm" svg:x="8.4cm" svg:y="23cm">
          <text:p text:style-name="P1">AssetGaller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47" draw:id="id47" draw:layer="layout" svg:width="2.6cm" svg:height="2.9cm" svg:x="14.2cm" svg:y="18.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3" xml:id="id46" draw:id="id46" draw:layer="layout" svg:width="2.9cm" svg:height="1.2cm" svg:x="12.2cm" svg:y="26.5cm">
          <text:p text:style-name="P1"><text:span text:style-name="T3">Asse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xml:id="id42" draw:id="id42" draw:layer="layout" svg:width="4.6cm" svg:height="1.1cm" svg:x="1.2cm" svg:y="23.1cm">
          <text:p text:style-name="P1">GalleryTh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xml:id="id43" draw:id="id43" draw:layer="layout" svg:width="4.2cm" svg:height="1.1cm" svg:x="1.2cm" svg:y="25cm">
          <text:p text:style-name="P1">GalleryFo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xml:id="id44" draw:id="id44" draw:layer="layout" svg:width="4.2cm" svg:height="1.1cm" svg:x="1.3cm" svg:y="26.7cm">
          <text:p text:style-name="P1">GalleryF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xml:id="id41" draw:id="id41" draw:layer="layout" svg:width="4.2cm" svg:height="1.1cm" svg:x="1.5cm" svg:y="21cm">
          <text:p text:style-name="P1">GalleryTw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xml:id="id45" draw:id="id45" draw:layer="layout" svg:width="4.2cm" svg:height="1.1cm" svg:x="7.4cm" svg:y="27.2cm">
          <text:p text:style-name="P1">ThumbnailPa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xml:id="id39" draw:id="id39" draw:layer="layout" svg:width="4.2cm" svg:height="1.1cm" svg:x="1.6cm" svg:y="19.1cm">
          <text:p text:style-name="P1">Gallery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52" draw:id="id52" draw:layer="layout" svg:width="3.7cm" svg:height="1.1cm" svg:x="32.3cm" svg:y="29cm">
          <text:p text:style-name="P1">Thumbn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xml:id="id54" draw:id="id54" draw:layer="layout" svg:width="4.2cm" svg:height="1.2cm" svg:x="41.8cm" svg:y="11.3cm">
          <text:p text:style-name="P1">ProfilePic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xml:id="id53" draw:id="id53" draw:layer="layout" svg:width="3.6cm" svg:height="1.2cm" svg:x="39.9cm" svg:y="9.4cm">
          <text:p text:style-name="P1">FullNam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draw:type="line" svg:x1="5.8cm" svg:y1="19.65cm" svg:x2="10.35cm" svg:y2="23cm" draw:start-shape="id39" draw:start-glue-point="1" draw:end-shape="id40" draw:end-glue-point="4" svg:d="M5800 19650l4550 3350" svg:viewBox="0 0 4551 3351">
          <text:p/>
        </draw:connector>
        <draw:connector draw:style-name="gr18" draw:text-style-name="P7" draw:layer="layout" draw:type="line" svg:x1="5.7cm" svg:y1="21.55cm" svg:x2="8.971cm" svg:y2="23.263cm" draw:start-shape="id41" draw:start-glue-point="1" draw:end-shape="id40" draw:end-glue-point="5" svg:d="M5700 21550l3271 1713" svg:viewBox="0 0 3272 1714">
          <text:p/>
        </draw:connector>
        <draw:connector draw:style-name="gr18" draw:text-style-name="P7" draw:layer="layout" draw:type="line" svg:x1="5.8cm" svg:y1="23.65cm" svg:x2="8.4cm" svg:y2="23.9cm" draw:start-shape="id42" draw:start-glue-point="1" draw:end-shape="id40" draw:end-glue-point="6" svg:d="M5800 23650l2600 250" svg:viewBox="0 0 2601 251">
          <text:p/>
        </draw:connector>
        <draw:connector draw:style-name="gr18" draw:text-style-name="P7" draw:layer="layout" draw:type="line" svg:x1="5.4cm" svg:y1="25.55cm" svg:x2="8.971cm" svg:y2="24.537cm" draw:start-shape="id43" draw:start-glue-point="1" draw:end-shape="id40" draw:end-glue-point="7" svg:d="M5400 25550l3571-1013" svg:viewBox="0 0 3572 1014">
          <text:p/>
        </draw:connector>
        <draw:connector draw:style-name="gr18" draw:text-style-name="P7" draw:layer="layout" draw:type="line" svg:x1="5.5cm" svg:y1="27.25cm" svg:x2="10.35cm" svg:y2="24.8cm" draw:start-shape="id44" draw:start-glue-point="1" draw:end-shape="id40" draw:end-glue-point="8" svg:d="M5500 27250l4850-2450" svg:viewBox="0 0 4851 2451">
          <text:p/>
        </draw:connector>
        <draw:connector draw:style-name="gr18" draw:text-style-name="P7" draw:layer="layout" draw:type="line" svg:x1="10.35cm" svg:y1="24.8cm" svg:x2="9.5cm" svg:y2="27.2cm" draw:start-shape="id40" draw:start-glue-point="8" draw:end-shape="id45" draw:end-glue-point="0" svg:d="M10350 24800l-850 2400" svg:viewBox="0 0 851 2401">
          <text:p/>
        </draw:connector>
        <draw:connector draw:style-name="gr18" draw:text-style-name="P7" draw:layer="layout" draw:type="line" svg:x1="11.729cm" svg:y1="24.537cm" svg:x2="13.65cm" svg:y2="26.5cm" draw:start-shape="id40" draw:start-glue-point="9" draw:end-shape="id46" draw:end-glue-point="0" svg:d="M11729 24537l1921 1963" svg:viewBox="0 0 1922 1964">
          <text:p/>
        </draw:connector>
        <draw:connector draw:style-name="gr19" draw:text-style-name="P7" draw:layer="layout" draw:type="line" svg:x1="11.729cm" svg:y1="23.263cm" svg:x2="15.5cm" svg:y2="21.6cm" draw:start-shape="id40" draw:start-glue-point="11" draw:end-shape="id47" draw:end-glue-point="6" svg:d="M11729 23263l3771-1663" svg:viewBox="0 0 3772 1664">
          <text:p text:style-name="P1"/>
          <text:p text:style-name="P1"><text:s text:c="2"/>1</text:p>
        </draw:connector>
        <draw:connector draw:style-name="gr19" draw:text-style-name="P7" draw:layer="layout" draw:type="line" svg:x1="15.5cm" svg:y1="18.7cm" svg:x2="19.151cm" svg:y2="17.237cm" draw:start-shape="id47" draw:start-glue-point="4" draw:end-shape="id1" draw:end-glue-point="7" svg:d="M15500 18700l3651-1463" svg:viewBox="0 0 3652 1464">
          <text:p text:style-name="P1"/>
          <text:p text:style-name="P1"><text:s text:c="3"/>1</text:p>
        </draw:connector>
        <draw:connector draw:style-name="gr18" draw:text-style-name="P7" draw:layer="layout" draw:type="line" svg:x1="12.6cm" svg:y1="10.3cm" svg:x2="19.151cm" svg:y2="15.963cm" draw:start-shape="id48" draw:start-glue-point="2" draw:end-shape="id1" draw:end-glue-point="5" svg:d="M12600 10300l6551 5663" svg:viewBox="0 0 6552 5664">
          <text:p/>
        </draw:connector>
        <draw:connector draw:style-name="gr18" draw:text-style-name="P7" draw:layer="layout" draw:type="line" svg:x1="15.5cm" svg:y1="8.9cm" svg:x2="20cm" svg:y2="15.7cm" draw:start-shape="id49" draw:start-glue-point="2" draw:end-shape="id1" draw:end-glue-point="4" svg:d="M15500 8900l4500 6800" svg:viewBox="0 0 4501 6801">
          <text:p/>
        </draw:connector>
        <draw:connector draw:style-name="gr18" draw:text-style-name="P7" draw:layer="layout" draw:type="line" svg:x1="19.7cm" svg:y1="9.4cm" svg:x2="20cm" svg:y2="15.7cm" draw:start-shape="id50" draw:start-glue-point="2" draw:end-shape="id1" draw:end-glue-point="4" svg:d="M19700 9400l300 6300" svg:viewBox="0 0 301 6301">
          <text:p/>
        </draw:connector>
        <draw:connector draw:style-name="gr18" draw:text-style-name="P7" draw:layer="layout" draw:type="line" svg:x1="22.6cm" svg:y1="14.2cm" svg:x2="20.849cm" svg:y2="15.963cm" draw:start-shape="id51" draw:start-glue-point="3" draw:end-shape="id1" draw:end-glue-point="11" svg:d="M22600 14200l-1751 1763" svg:viewBox="0 0 1752 1764">
          <text:p/>
        </draw:connector>
        <draw:connector draw:style-name="gr18" draw:text-style-name="P7" draw:layer="layout" draw:type="line" svg:x1="28.4cm" svg:y1="28.1cm" svg:x2="32.3cm" svg:y2="29.55cm" draw:start-shape="id17" draw:start-glue-point="10" draw:end-shape="id52" draw:end-glue-point="3" svg:d="M28400 28100l3900 1450" svg:viewBox="0 0 3901 1451">
          <text:p/>
        </draw:connector>
        <draw:connector draw:style-name="gr18" draw:text-style-name="P7" draw:layer="layout" draw:type="line" svg:x1="41.7cm" svg:y1="10.6cm" svg:x2="36.8cm" svg:y2="15.9cm" draw:start-shape="id53" draw:start-glue-point="2" draw:end-shape="id7" draw:end-glue-point="4" svg:d="M41700 10600l-4900 5300" svg:viewBox="0 0 4901 5301">
          <text:p/>
        </draw:connector>
        <draw:connector draw:style-name="gr18" draw:text-style-name="P7" draw:layer="layout" draw:type="line" svg:x1="41.8cm" svg:y1="11.9cm" svg:x2="37.649cm" svg:y2="16.163cm" draw:start-shape="id54" draw:start-glue-point="3" draw:end-shape="id7" draw:end-glue-point="11" svg:d="M41800 11900l-4151 4263" svg:viewBox="0 0 4152 42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20:57:44.295000000</meta:creation-date>
    <dc:date>2019-04-01T04:40:34.946000000</dc:date>
    <meta:editing-duration>PT1H58S</meta:editing-duration>
    <meta:editing-cycles>13</meta:editing-cycles>
    <meta:generator>LibreOffice/6.1.2.1$Windows_X86_64 LibreOffice_project/65905a128db06ba48db947242809d14d3f9a93fe</meta:generator>
    <meta:document-statistic meta:object-count="109"/>
  </office:meta>
</office:document-meta>
</file>